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0.637cm"/>
    </style:style>
    <style:style style:name="co6" style:family="table-column">
      <style:table-column-properties fo:break-before="auto" style:column-width="0.66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27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  <style:text-properties style:font-weight-asian="normal"/>
    </style:style>
    <style:style style:name="ce3" style:family="table-cell" style:parent-style-name="Default">
      <style:table-cell-properties fo:wrap-option="wrap"/>
      <style:text-properties style:font-weight-asian="normal"/>
    </style:style>
    <style:style style:name="ce4" style:family="table-cell" style:parent-style-name="Default">
      <style:table-cell-properties fo:background-color="#00ff00" fo:border="0.002cm solid #000000" style:rotation-angle="90"/>
      <style:text-properties style:font-weight-asian="normal"/>
    </style:style>
    <style:style style:name="ce5" style:family="table-cell" style:parent-style-name="Default">
      <style:table-cell-properties fo:background-color="#00ff00" fo:border="0.002cm solid #000000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ffcc99" fo:border="0.002cm solid #000000" style:rotation-angle="90"/>
    </style:style>
    <style:style style:name="ce8" style:family="table-cell" style:parent-style-name="Default">
      <style:table-cell-properties fo:background-color="#ffcc99" fo:border="0.002cm solid #000000"/>
    </style:style>
    <style:style style:name="ce9" style:family="table-cell" style:parent-style-name="Default">
      <style:table-cell-properties fo:background-color="#ffcc99"/>
    </style:style>
    <style:style style:name="ce10" style:family="table-cell" style:parent-style-name="Default">
      <style:table-cell-properties fo:background-color="#ff00ff" fo:border="0.002cm solid #000000" style:rotation-angle="90"/>
    </style:style>
    <style:style style:name="ce11" style:family="table-cell" style:parent-style-name="Default">
      <style:table-cell-properties fo:background-color="#ff00ff" fo:border="0.002cm solid #000000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#99ccff" fo:border="0.002cm solid #000000" style:rotation-angle="90"/>
    </style:style>
    <style:style style:name="ce14" style:family="table-cell" style:parent-style-name="Default">
      <style:table-cell-properties fo:background-color="#99ccff" fo:border="0.002cm solid #000000"/>
    </style:style>
    <style:style style:name="ce15" style:family="table-cell" style:parent-style-name="Default">
      <style:table-cell-properties fo:background-color="#99ccff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9"/>
        <table:table-column table:style-name="co6" table:default-cell-style-name="ce12"/>
        <table:table-column table:style-name="co6" table:default-cell-style-name="ce15"/>
        <table:table-row table:style-name="ro2">
          <table:table-cell table:style-name="ce1" office:value-type="string">
            <text:p>Themengruppe</text:p>
          </table:table-cell>
          <table:table-cell table:style-name="ce2" office:value-type="string">
            <text:p>Frage:</text:p>
          </table:table-cell>
          <table:table-cell table:style-name="ce4" office:value-type="string">
            <text:p>Trifft zu</text:p>
          </table:table-cell>
          <table:table-cell table:style-name="ce7" office:value-type="string">
            <text:p>Trifft nicht zu</text:p>
          </table:table-cell>
          <table:table-cell table:style-name="ce10" office:value-type="string">
            <text:p>Sehr wichtig Punkt</text:p>
          </table:table-cell>
          <table:table-cell table:style-name="ce13" office:value-type="string">
            <text:p>Auslassen</text:p>
          </table:table-cell>
        </table:table-row>
        <table:table-row table:style-name="ro4">
          <table:table-cell table:style-name="ce1" office:value-type="string">
            <text:p>Gott</text:p>
          </table:table-cell>
          <table:table-cell table:style-name="ce2"/>
          <table:table-cell table:style-name="ce4"/>
          <table:table-cell table:style-name="ce7"/>
          <table:table-cell table:style-name="ce10"/>
          <table:table-cell table:style-name="ce13"/>
        </table:table-row>
        <table:table-row table:style-name="ro3">
          <table:table-cell table:style-name="ce1" office:value-type="string">
            <text:p>Gott</text:p>
          </table:table-cell>
          <table:table-cell table:style-name="ce2" office:value-type="string">
            <text:p>Ich glaube an die dreifaltigkeit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Gott</text:p>
          </table:table-cell>
          <table:table-cell table:style-name="ce2" office:value-type="string">
            <text:p>Jesus ist nicht Gott sondern nur ein Mensch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Gott</text:p>
          </table:table-cell>
          <table:table-cell table:style-name="ce2" office:value-type="string">
            <text:p>Offenbart sich direkt, auch ohne die Bibel und Klerus 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Taufe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Taufe</text:p>
          </table:table-cell>
          <table:table-cell table:style-name="ce2" office:value-type="string">
            <text:p>Die Taufe ist Voraussetzung für die Erlösung/Errettung 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Taufe</text:p>
          </table:table-cell>
          <table:table-cell table:style-name="ce2" office:value-type="string">
            <text:p>Die Taufe wird äußerlich durch Wasser vollzogen.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Taufe</text:p>
          </table:table-cell>
          <table:table-cell table:style-name="ce2" office:value-type="string">
            <text:p>Die Kindertaufe ist abzulehnen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Abendmahl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6">
          <table:table-cell table:style-name="ce1" office:value-type="string">
            <text:p>Abendmahl</text:p>
          </table:table-cell>
          <table:table-cell table:style-name="ce2" office:value-type="string">
            <text:p>Bei dem Abendmahl findet eine Umwandlung des Brotes in den Leib Christi statt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Abendmahl</text:p>
          </table:table-cell>
          <table:table-cell table:style-name="ce2" office:value-type="string">
            <text:p>Zum Abendmahl nur Mitglieder der eigenen Konfession zugelassen 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Abendmahl</text:p>
          </table:table-cell>
          <table:table-cell table:style-name="ce2" office:value-type="string">
            <text:p>Zum Abendmahl nur Getaufte zugelassen 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Abendmahl</text:p>
          </table:table-cell>
          <table:table-cell table:style-name="ce2" office:value-type="string">
            <text:p>Zum Abendmahl alle zugelassen 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Bibel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Bibel</text:p>
          </table:table-cell>
          <table:table-cell table:style-name="ce2" office:value-type="string">
            <text:p>Die Bibel ist wörtlich zu verstehen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Bibel</text:p>
          </table:table-cell>
          <table:table-cell table:style-name="ce2" office:value-type="string">
            <text:p>Die Bibel ist Grundlage des Glaubens und alleiniger Maßstab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6">
          <table:table-cell table:style-name="ce1" office:value-type="string">
            <text:p>Bibel</text:p>
          </table:table-cell>
          <table:table-cell table:style-name="ce2" office:value-type="string">
            <text:p>Es gibt über die Bibel hinaus weitere Evangelien (z.b. das Buch Mormon oder das Thomas-Evangelum)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Gemeinde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Gemeinde</text:p>
          </table:table-cell>
          <table:table-cell table:style-name="ce2" office:value-type="string">
            <text:p>Die Gemeinde wird gleichberechtigt von allen geführt und vertreten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Gemeinde</text:p>
          </table:table-cell>
          <table:table-cell table:style-name="ce2" office:value-type="string">
            <text:p>Auch Leihen können Predigen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6">
          <table:table-cell table:style-name="ce1" office:value-type="string">
            <text:p>Gemeinde</text:p>
          </table:table-cell>
          <table:table-cell table:style-name="ce2" office:value-type="string">
            <text:p>Es gibt keine Aufgabe in der Gemeinde, die nicht auch von einer Frau übernommen werden kann.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Gemeinde</text:p>
          </table:table-cell>
          <table:table-cell table:style-name="ce2" office:value-type="string">
            <text:p>Meine Lebensführung geht die Gemeinde nichts an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6">
          <table:table-cell table:style-name="ce1" office:value-type="string">
            <text:p>Gemeinde</text:p>
          </table:table-cell>
          <table:table-cell table:style-name="ce2" office:value-type="string">
            <text:p>Bei Verfehlungen sollte ein Mitglied aus der Gemeinde ausgeschlossen werden.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/>
          <table:table-cell table:style-name="ce2"/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Sexualität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Sexualität</text:p>
          </table:table-cell>
          <table:table-cell table:style-name="ce2" office:value-type="string">
            <text:p>Sex vor der Ehe ist nicht erlaubt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6">
          <table:table-cell table:style-name="ce1" office:value-type="string">
            <text:p>Sexualität</text:p>
          </table:table-cell>
          <table:table-cell table:style-name="ce2" office:value-type="string">
            <text:p>Die Ehe muss von/vor einer bestimmten Person geschlossen werden.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Sexualität</text:p>
          </table:table-cell>
          <table:table-cell table:style-name="ce2" office:value-type="string">
            <text:p>Scheidungen sind erlaubt.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Sexualität</text:p>
          </table:table-cell>
          <table:table-cell table:style-name="ce2" office:value-type="string">
            <text:p>Erneutes heiraten ist erlaubt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Sexualität</text:p>
          </table:table-cell>
          <table:table-cell table:style-name="ce2" office:value-type="string">
            <text:p>Gleichgeschlechtliche Ehen sind nicht erlaubt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Sexualität</text:p>
          </table:table-cell>
          <table:table-cell table:style-name="ce2" office:value-type="string">
            <text:p>Homosexualität ist nicht erlaubt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/>
          <table:table-cell table:style-name="ce2"/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Gottesdienst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Gottesdienst</text:p>
          </table:table-cell>
          <table:table-cell table:style-name="ce2" office:value-type="string">
            <text:p>Ein Gottesdienst muss ein bestimmten Ablauf haben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Gottesdienst</text:p>
          </table:table-cell>
          <table:table-cell table:style-name="ce2" office:value-type="string">
            <text:p>Stille ist ein wichtiges Element des Gottesdienstes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Gottesdienst</text:p>
          </table:table-cell>
          <table:table-cell table:style-name="ce2" office:value-type="string">
            <text:p>Bilder, Skulpturen und Architektur sind wichtige Hilfsmittel im Glauben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6">
          <table:table-cell table:style-name="ce1" office:value-type="string">
            <text:p>Gottesdienst</text:p>
          </table:table-cell>
          <table:table-cell table:style-name="ce2" office:value-type="string">
            <text:p>Ein Gottesdienst muss von ein oder mehreren bestimmten Personen geführt werden.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Gottesdienst</text:p>
          </table:table-cell>
          <table:table-cell table:style-name="ce2" office:value-type="string">
            <text:p>Musik (Worship) ist sehr Wichtig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Gottesdienst</text:p>
          </table:table-cell>
          <table:table-cell table:style-name="ce2" office:value-type="string">
            <text:p>Freies Gebet ist wichtiger Bestandteil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Erlösung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Erlösung</text:p>
          </table:table-cell>
          <table:table-cell table:style-name="ce2" office:value-type="string">
            <text:p>Für jeden Menschen kommt eine Zeit, wo er von Gott gerichtet wird.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Erlösung</text:p>
          </table:table-cell>
          <table:table-cell table:style-name="ce2" office:value-type="string">
            <text:p>Es gibt eine Hölle mit ewiger Verdammnis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6">
          <table:table-cell table:style-name="ce1" office:value-type="string">
            <text:p>Erlösung</text:p>
          </table:table-cell>
          <table:table-cell table:style-name="ce2" office:value-type="string">
            <text:p>Menschen können auch noch nach ihrem Tod Busse tun um der Verdammnis zu entgehen.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Erlösung</text:p>
          </table:table-cell>
          <table:table-cell table:style-name="ce2" office:value-type="string">
            <text:p>Auf die Erlösung hat man keinen Einfluss, Sie wird einem geschenkt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Erlösung</text:p>
          </table:table-cell>
          <table:table-cell table:style-name="ce2" office:value-type="string">
            <text:p>Das eigene Verhalten entscheidet ob man zu Erlösung gelangt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Erlösung</text:p>
          </table:table-cell>
          <table:table-cell table:style-name="ce2" office:value-type="string">
            <text:p>Wirtschaftlicher Erfolg ist ein Zeichen das man in der Gnade Gottes steht.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Erlösung</text:p>
          </table:table-cell>
          <table:table-cell table:style-name="ce2" office:value-type="string">
            <text:p>Leid ist eine Strafe Gottes.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6">
          <table:table-cell table:style-name="ce1" office:value-type="string">
            <text:p>Erlösung</text:p>
          </table:table-cell>
          <table:table-cell table:style-name="ce2" office:value-type="string">
            <text:p>Es kann nur eine Wahrheit geben und deshalb nur ein Weg zur Erlösung führen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Erlösung</text:p>
          </table:table-cell>
          <table:table-cell table:style-name="ce2" office:value-type="string">
            <text:p>Das Reich Gottes ist schon da. Es ist aber (noch) nicht (für alle) sichtbar <text:s/>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Erlösung</text:p>
          </table:table-cell>
          <table:table-cell table:style-name="ce2" office:value-type="string">
            <text:p>Die Erlösung ist schon im Diesseits möglich.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Sonstiges</text:p>
          </table:table-cell>
          <table:table-cell table:style-name="ce2"/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Sonstiges</text:p>
          </table:table-cell>
          <table:table-cell table:style-name="ce2" office:value-type="string">
            <text:p>Wehrdienst ist nicht erlaubt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Sonstiges</text:p>
          </table:table-cell>
          <table:table-cell table:style-name="ce2" office:value-type="string">
            <text:p>Jegliche Gewalt ist abzulehnen 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Sonstiges</text:p>
          </table:table-cell>
          <table:table-cell table:style-name="ce2" office:value-type="string">
            <text:p>Politische Aktivitäten haben in der Gemeinde keinen Platz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6">
          <table:table-cell table:style-name="ce1" office:value-type="string">
            <text:p>Sonstiges</text:p>
          </table:table-cell>
          <table:table-cell table:style-name="ce2" office:value-type="string">
            <text:p>Soziales angemahnt sind existenzieller Bestandteil des Evangeliums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5">
          <table:table-cell table:style-name="ce1" office:value-type="string">
            <text:p>Sonstiges</text:p>
          </table:table-cell>
          <table:table-cell table:style-name="ce2" office:value-type="string">
            <text:p>Der Missionsauftrag ist ein wichtiger Bestandteil des Evangeliums</text:p>
          </table:table-cell>
          <table:table-cell table:style-name="ce5"/>
          <table:table-cell table:style-name="ce8"/>
          <table:table-cell table:style-name="ce11"/>
          <table:table-cell table:style-name="ce14"/>
        </table:table-row>
        <table:table-row table:style-name="ro3">
          <table:table-cell table:style-name="ce1" office:value-type="string">
            <text:p>Sonstiges</text:p>
          </table:table-cell>
          <table:table-cell table:style-name="Default" office:value-type="string">
            <text:p>Geistheilung ist möglich</text:p>
          </table:table-cell>
          <table:table-cell table:number-columns-repeated="4"/>
        </table:table-row>
        <table:table-row table:style-name="ro6">
          <table:table-cell table:style-name="ce1" office:value-type="string">
            <text:p>Sonstiges</text:p>
          </table:table-cell>
          <table:table-cell office:value-type="string">
            <text:p>Kino, Theater, Konzerte und andere Künste bergen immer die Gefahr von wichtigen Dingen abgelenkt zu werden</text:p>
          </table:table-cell>
          <table:table-cell table:number-columns-repeated="4"/>
        </table:table-row>
        <table:table-row table:style-name="ro5">
          <table:table-cell table:style-name="ce1" office:value-type="string">
            <text:p>Sonstiges</text:p>
          </table:table-cell>
          <table:table-cell office:value-type="string">
            <text:p>Alkohol und andere Drogen versperren den Weg zu spiritueller Entwicklung</text:p>
          </table:table-cell>
          <table:table-cell table:number-columns-repeated="4"/>
        </table:table-row>
        <table:table-row table:style-name="ro5">
          <table:table-cell table:style-name="ce1" office:value-type="string">
            <text:p>Sonstiges</text:p>
          </table:table-cell>
          <table:table-cell office:value-type="string">
            <text:p>Gläubige Menschen sollten sich von Weltlichen Dingen fern halten</text:p>
          </table:table-cell>
          <table:table-cell table:number-columns-repeated="4"/>
        </table:table-row>
        <table:table-row table:style-name="ro5" table:number-rows-repeated="104851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00:21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af Radicke</meta:initial-creator>
    <meta:creation-date>2012-05-23T21:33:11</meta:creation-date>
    <dc:date>2012-05-27T00:21:26</dc:date>
    <dc:creator>Olaf Radicke</dc:creator>
    <meta:editing-duration>PT2H32M54S</meta:editing-duration>
    <meta:editing-cycles>5</meta:editing-cycles>
    <meta:generator>LibreOffice/3.3$Linux LibreOffice_project/330m19$Build-401</meta:generator>
    <meta:document-statistic meta:table-count="3" meta:cell-count="113" meta:object-count="0"/>
  </office:meta>
</office:document-meta>
</file>